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paragraph-rsid="001f32e2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22pt" fo:font-weight="bold" officeooo:paragraph-rsid="001f32e2" style:font-size-asian="22pt" style:font-weight-asian="bold" style:font-size-complex="22pt" style:font-weight-complex="bold"/>
    </style:style>
    <style:style style:name="P3" style:family="paragraph" style:parent-style-name="Standard">
      <style:text-properties fo:color="#355269" loext:opacity="100%"/>
    </style:style>
    <style:style style:name="P4" style:family="paragraph" style:parent-style-name="Standard">
      <style:paragraph-properties>
        <style:tab-stops>
          <style:tab-stop style:position="0.2291in"/>
        </style:tab-stops>
      </style:paragraph-properties>
      <style:text-properties fo:color="#355269" loext:opacity="100%"/>
    </style:style>
    <style:style style:name="P5" style:family="paragraph" style:parent-style-name="Standard">
      <style:text-properties officeooo:paragraph-rsid="00206c03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fo:color="#212121" loext:opacity="100%" style:font-name="Inter" fo:font-size="9pt" fo:letter-spacing="normal" fo:font-style="normal" fo:font-weight="normal" officeooo:paragraph-rsid="00206c03" style:font-weight-asian="bold" style:font-weight-complex="bold"/>
    </style:style>
    <style:style style:name="P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officeooo:rsid="002025ea"/>
    </style:style>
    <style:style style:name="T5" style:family="text">
      <style:text-properties officeooo:rsid="00206c03"/>
    </style:style>
    <style:style style:name="T6" style:family="text">
      <style:text-properties fo:color="#355269" loext:opacity="100%"/>
    </style:style>
    <style:style style:name="T7" style:family="text">
      <style:text-properties fo:font-size="21pt" style:font-size-asian="18.3500003814697pt" style:font-size-complex="21pt"/>
    </style:style>
    <style:style style:name="T8" style:family="text">
      <style:text-properties fo:font-size="21pt" fo:font-weight="bold" style:font-size-asian="18.3500003814697pt" style:font-weight-asian="bold" style:font-size-complex="21pt" style:font-weight-complex="bold"/>
    </style:style>
    <style:style style:name="T9" style:family="text">
      <style:text-properties fo:font-size="21pt" fo:font-weight="bold" style:font-size-asian="21pt" style:font-weight-asian="bold" style:font-size-complex="21pt" style:font-weight-complex="bold"/>
    </style:style>
    <style:style style:name="T10" style:family="text">
      <style:text-properties fo:font-size="21pt" style:font-size-asian="21pt" style:font-size-complex="2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2"><text:tab/><text:tab/>Clinic Management API Documentation</text:p>
      <text:p text:style-name="Standard"/>
      <text:p text:style-name="Standard"/>
      <text:p text:style-name="Standard">Below is an outline for API documentation for your project. I've included API paths, endpoints, and example request JSONs for different operations.</text:p>
      <text:p text:style-name="Standard"/>
      <text:p text:style-name="Standard">This API allows you to manage clinic staff, doctors, patients, and medicines in a clinic.</text:p>
      <text:p text:style-name="Standard"/>
      <text:p text:style-name="Standard"><text:s text:c="2"/><text:span text:style-name="T3">Clinic Staff</text:span></text:p>
      <text:p text:style-name="Standard"/>
      <text:p text:style-name="Standard"><text:span text:style-name="T4">1)</text:span>Create a New Clinic Staff Member</text:p>
      <text:p text:style-name="Standard"/>
      <text:p text:style-name="Standard">- Endpoint: `POST /clinic-staff/api/create`</text:p>
      <text:p text:style-name="Standard">- Example Request Body:</text:p>
      <text:p text:style-name="P3"><text:s text:c="3"/>json</text:p>
      <text:p text:style-name="P3"><text:s text:c="2"/>{</text:p>
      <text:p text:style-name="P3"><text:s text:c="4"/>"username": "staff123",</text:p>
      <text:p text:style-name="P3"><text:s text:c="4"/>"password": "password123",</text:p>
      <text:p text:style-name="P3"><text:s text:c="4"/>"role": "front_desk",</text:p>
      <text:p text:style-name="P3"><text:s text:c="4"/>"name": "John Smith",</text:p>
      <text:p text:style-name="P3"><text:s text:c="4"/>"contact": "john.smith@example.com",</text:p>
      <text:p text:style-name="P3"><text:s text:c="4"/>"shift": "morning",</text:p>
      <text:p text:style-name="P3"><text:s text:c="4"/>"department": "reception"</text:p>
      <text:p text:style-name="P3"><text:s text:c="2"/>}</text:p>
      <text:p text:style-name="Standard"><text:s text:c="3"/></text:p>
      <text:p text:style-name="Standard"/>
      <text:p text:style-name="Standard"><text:span text:style-name="T4">2)</text:span>Get a List of All Clinic Staff Members</text:p>
      <text:p text:style-name="Standard"/>
      <text:p text:style-name="Standard">- Endpoint: `GET /clinic-staff/api/all`</text:p>
      <text:p text:style-name="Standard"/>
      <text:p text:style-name="Standard"><text:span text:style-name="T4">3)</text:span>Get Details of a Specific Clinic Staff Member</text:p>
      <text:p text:style-name="Standard"/>
      <text:p text:style-name="Standard">- Endpoint: `GET /clinic-staff/api/getbyId/:id`</text:p>
      <text:p text:style-name="Standard"/>
      <text:p text:style-name="Standard"><text:span text:style-name="T4">4)</text:span> Update Details of a Clinic Staff Member</text:p>
      <text:p text:style-name="Standard"/>
      <text:p text:style-name="Standard">- Endpoint: `PUT /clinic-staff/api/update/:id`</text:p>
      <text:p text:style-name="Standard">- Example Request Body:</text:p>
      <text:p text:style-name="Standard"><text:s text:c="3"/>json</text:p>
      <text:p text:style-name="P3"><text:s text:c="2"/>{</text:p>
      <text:p text:style-name="P3"><text:s text:c="4"/>"username": "newUsername",</text:p>
      <text:p text:style-name="P3"><text:s text:c="4"/>"name": "Updated Name"</text:p>
      <text:p text:style-name="P3"><text:s text:c="4"/>// Include other fields you want to update</text:p>
      <text:p text:style-name="P3"><text:s text:c="2"/>}</text:p>
      <text:p text:style-name="Standard"><text:s text:c="3"/></text:p>
      <text:p text:style-name="Standard"><text:soft-page-break/></text:p>
      <text:p text:style-name="P6">Delete a Clinic Staff Member</text:p>
      <text:p text:style-name="Standard"/>
      <text:p text:style-name="Standard">- Endpoint: `DELETE /clinic-staff/api/delete/:id`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"/><text:span text:style-name="T9">Doctors</text:span></text:p>
      <text:p text:style-name="Standard"/>
      <text:p text:style-name="Standard"><text:span text:style-name="T5">1)</text:span> Create a New Doctor</text:p>
      <text:p text:style-name="Standard"/>
      <text:p text:style-name="Standard">- Endpoint: `POST /doctors/api/create`</text:p>
      <text:p text:style-name="Standard">- Example Request Body:</text:p>
      <text:p text:style-name="Standard"><text:s text:c="3"/>json</text:p>
      <text:p text:style-name="P3"><text:s text:c="2"/>{</text:p>
      <text:p text:style-name="P3"><text:s text:c="4"/>"name": "Dr. John Smith",</text:p>
      <text:p text:style-name="P3"><text:s text:c="4"/>"dateOfBirth": "1978-11-30",</text:p>
      <text:p text:style-name="P3"><text:s text:c="4"/>"contactInfo": "john.smith@example.com",</text:p>
      <text:p text:style-name="P3"><text:s text:c="4"/>"medicalHistory": "Orthopedic Surgeon with 18 years of experience",</text:p>
      <text:p text:style-name="P3"><text:s text:c="4"/>"specialty": "Orthopedics",</text:p>
      <text:p text:style-name="P3"><text:s text:c="4"/>"education": "M.D. in Orthopedics, University of Medical Sciences",</text:p>
      <text:p text:style-name="P3"><text:s text:c="4"/>"availableHours": ["Wednesday 9 AM - 1 PM", "Friday 2 PM - 6 PM"]</text:p>
      <text:p text:style-name="P3"><text:s text:c="2"/>}</text:p>
      <text:p text:style-name="Standard"><text:s text:c="3"/></text:p>
      <text:p text:style-name="Standard"/>
      <text:p text:style-name="Standard"><text:span text:style-name="T5">2)</text:span> Get a List of All Doctors</text:p>
      <text:p text:style-name="Standard"/>
      <text:p text:style-name="Standard">- Endpoint: `GET /doctors/api/all`</text:p>
      <text:p text:style-name="Standard"/>
      <text:p text:style-name="Standard"><text:span text:style-name="T5">3)</text:span> Get Details of a Specific Doctor</text:p>
      <text:p text:style-name="Standard"/>
      <text:p text:style-name="Standard">- Endpoint: `GET /doctors/api/getbyId/:id`</text:p>
      <text:p text:style-name="Standard"/>
      <text:p text:style-name="Standard"><text:span text:style-name="T5">4)</text:span> Update Details of a Doctor</text:p>
      <text:p text:style-name="Standard"/>
      <text:p text:style-name="Standard">- Endpoint: `PUT /doctors/api/update/:id`</text:p>
      <text:p text:style-name="Standard">- Example Request Body:</text:p>
      <text:p text:style-name="P3"><text:s text:c="3"/>json</text:p>
      <text:p text:style-name="P3"><text:s text:c="2"/>{</text:p>
      <text:p text:style-name="P3"><text:s text:c="4"/>"name": "Dr. Updated Name",</text:p>
      <text:p text:style-name="P3"><text:s text:c="4"/>"specialty": "Updated Specialty"</text:p>
      <text:p text:style-name="P3"><text:s text:c="4"/>// Include other fields you want to update</text:p>
      <text:p text:style-name="P3"><text:s text:c="2"/>}</text:p>
      <text:p text:style-name="P3"><text:s text:c="3"/></text:p>
      <text:p text:style-name="Standard"/>
      <text:p text:style-name="P6"><text:soft-page-break/>Delete a Doctor</text:p>
      <text:p text:style-name="P6"/>
      <text:p text:style-name="Standard">- Endpoint: `DELETE /doctors/api/delete/:id`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text:s text:c="2"/><text:span text:style-name="T8">Medicines</text:span></text:p>
      <text:p text:style-name="Standard"/>
      <text:p text:style-name="Standard"><text:span text:style-name="T5">1)</text:span> Populate Mock Data for Medicines</text:p>
      <text:p text:style-name="Standard"/>
      <text:p text:style-name="Standard">- Endpoint: `POST /medicine/api/create`</text:p>
      <text:p text:style-name="Standard">- Example Request Body:</text:p>
      <text:p text:style-name="P3"><text:s text:c="3"/>json</text:p>
      <text:p text:style-name="P3"><text:s text:c="2"/>{</text:p>
      <text:p text:style-name="P3"><text:s text:c="4"/>"name": "Medicine A",</text:p>
      <text:p text:style-name="P3"><text:s text:c="4"/>"chemicalComposition": "Composition A",</text:p>
      <text:p text:style-name="P3"><text:s text:c="4"/>"dosage": "10mg"</text:p>
      <text:p text:style-name="P3"><text:s text:c="4"/>// Include other medicine-specific fields</text:p>
      <text:p text:style-name="P3"><text:s text:c="2"/>}</text:p>
      <text:p text:style-name="Standard"><text:s text:c="3"/></text:p>
      <text:p text:style-name="Standard"/>
      <text:p text:style-name="Standard"><text:span text:style-name="T5">2)</text:span> Get a List of All Medicines</text:p>
      <text:p text:style-name="Standard"/>
      <text:p text:style-name="Standard">- Endpoint: `GET /medicine/api/all`</text:p>
      <text:p text:style-name="Standard"/>
      <text:p text:style-name="Standard"><text:span text:style-name="T5">3)</text:span> Search for Medicines</text:p>
      <text:p text:style-name="Standard"/>
      <text:p text:style-name="Standard">- Endpoint: `GET /medicine/api/search?search=searchQuery`</text:p>
      <text:p text:style-name="P7"><text:s text:c="3"/></text:p>
      <text:p text:style-name="P7">http://localhost:5000/medicine/api/search/?search=Medicine A</text:p>
      <text:p text:style-name="P7"/>
      <text:p text:style-name="Standard">- The search query can be a name, chemical composition, or dosag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8"><text:s text:c="2"/><text:span text:style-name="T7">Patients</text:span></text:p>
      <text:p text:style-name="Standard"/>
      <text:p text:style-name="Standard"><text:span text:style-name="T5">1)</text:span> Create a New Patient</text:p>
      <text:p text:style-name="Standard"/>
      <text:p text:style-name="Standard">- Endpoint: `POST /patients/api/create`</text:p>
      <text:p text:style-name="Standard">- Example Request Body:</text:p>
      <text:p text:style-name="Standard"/>
      <text:p text:style-name="Standard"/>
      <text:p text:style-name="Standard"/>
      <text:p text:style-name="Standard"/>
      <text:p text:style-name="P3"><text:s text:c="3"/>json</text:p>
      <text:p text:style-name="P3"><text:s text:c="2"/>{</text:p>
      <text:p text:style-name="P3"><text:s text:c="4"/>"username": "patient123",</text:p>
      <text:p text:style-name="P3"><text:s text:c="4"/>"password": "password123",</text:p>
      <text:p text:style-name="P3"><text:s text:c="4"/>"name": "Alice Johnson",</text:p>
      <text:p text:style-name="P3"><text:s text:c="4"/>"dateOfBirth": "1990-05-20",</text:p>
      <text:p text:style-name="P3"><text:s text:c="4"/>"contactInfo": "alice.johnson@example.com"</text:p>
      <text:p text:style-name="P3"><text:s text:c="2"/>}</text:p>
      <text:p text:style-name="P3"><text:s text:c="3"/></text:p>
      <text:p text:style-name="Standard"/>
      <text:p text:style-name="Standard"><text:span text:style-name="T5">2)</text:span> Get a List of All Patients</text:p>
      <text:p text:style-name="Standard"/>
      <text:p text:style-name="Standard">- Endpoint: `GET /patients/api/all`</text:p>
      <text:p text:style-name="Standard"/>
      <text:p text:style-name="Standard"><text:span text:style-name="T5">3)</text:span> Get Details of a Specific Patient</text:p>
      <text:p text:style-name="Standard"/>
      <text:p text:style-name="Standard">- Endpoint: `GET /patients/api/getbyId/:id`</text:p>
      <text:p text:style-name="Standard"/>
      <text:p text:style-name="Standard"><text:span text:style-name="T5">4)</text:span> Update Details of a Patient</text:p>
      <text:p text:style-name="Standard"/>
      <text:p text:style-name="Standard">- Endpoint: `PUT /patients/api/update/:id`</text:p>
      <text:p text:style-name="Standard">- Example Request Body:</text:p>
      <text:p text:style-name="Standard"><text:s/><text:span text:style-name="T6"><text:s text:c="2"/>json</text:span></text:p>
      <text:p text:style-name="P3"><text:s text:c="2"/>{</text:p>
      <text:p text:style-name="P3"><text:s text:c="4"/>"username": "newUsername",</text:p>
      <text:p text:style-name="P3"><text:s text:c="4"/>"name": "Updated Name"</text:p>
      <text:p text:style-name="P3"><text:s text:c="4"/>// Include other fields you want to update</text:p>
      <text:p text:style-name="P3"><text:s text:c="2"/>}</text:p>
      <text:p text:style-name="P4"><text:s text:c="3"/></text:p>
      <text:p text:style-name="Standard"/>
      <text:p text:style-name="Standard"><text:span text:style-name="T5">5)</text:span> Delete a Patient</text:p>
      <text:p text:style-name="Standard"/>
      <text:p text:style-name="Standard">- Endpoint: `DELETE /patients/api/delete/:id`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2:38:06.195429555</meta:creation-date>
    <dc:date>2023-11-08T12:49:08.946255372</dc:date>
    <meta:editing-duration>PT11M2S</meta:editing-duration>
    <meta:editing-cycles>4</meta:editing-cycles>
    <meta:generator>LibreOffice/7.5.7.1$Linux_X86_64 LibreOffice_project/50$Build-1</meta:generator>
    <meta:document-statistic meta:table-count="0" meta:image-count="0" meta:object-count="0" meta:page-count="4" meta:paragraph-count="113" meta:word-count="409" meta:character-count="3183" meta:non-whitespace-character-count="2668"/>
  </office:meta>
</office:document-meta>
</file>